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system-ui" svg:font-family="system-ui, apple-system, 'Segoe UI', Roboto, 'Helvetica Neue', Arial, 'Noto Sans', 'Liberation Sans', sans-serif, 'Apple Color Emoji', 'Segoe UI Emoji', 'Segoe UI Symbol', 'Noto Color Emoji'"/>
  </office:font-face-decls>
  <office:automatic-styles>
    <style:style style:name="P1" style:family="paragraph" style:parent-style-name="Standard">
      <style:text-properties officeooo:rsid="001ecce7" officeooo:paragraph-rsid="001ecce7"/>
    </style:style>
    <style:style style:name="P2" style:family="paragraph" style:parent-style-name="Standard">
      <style:text-properties officeooo:paragraph-rsid="001d2c3e"/>
    </style:style>
    <style:style style:name="P3" style:family="paragraph" style:parent-style-name="Standard">
      <style:text-properties officeooo:rsid="001ecce7" officeooo:paragraph-rsid="001fb656"/>
    </style:style>
    <style:style style:name="P4" style:family="paragraph" style:parent-style-name="Standard">
      <style:text-properties officeooo:rsid="00202db7" officeooo:paragraph-rsid="00202db7"/>
    </style:style>
    <style:style style:name="P5" style:family="paragraph" style:parent-style-name="Standard">
      <style:text-properties officeooo:rsid="001ecce7" officeooo:paragraph-rsid="00202db7"/>
    </style:style>
    <style:style style:name="T1" style:family="text">
      <style:text-properties officeooo:rsid="001d2c3e"/>
    </style:style>
    <style:style style:name="T2" style:family="text">
      <style:text-properties fo:font-variant="normal" fo:text-transform="none" fo:color="#664d03" loext:opacity="100%" style:font-name="system-ui" fo:font-size="12pt" fo:letter-spacing="normal" fo:font-style="normal" fo:font-weight="normal"/>
    </style:style>
    <style:style style:name="T3" style:family="text">
      <style:text-properties officeooo:rsid="002540d0"/>
    </style:style>
    <style:style style:name="T4" style:family="text">
      <style:text-properties officeooo:rsid="001fb656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Docker run hello-world -&gt; para instalar un contenedor de prueba</text:p>
      <text:p text:style-name="Standard">Docker container ls -a -&gt; lista los contenedores creados</text:p>
      <text:p text:style-name="Standard">Docker image ls -&gt; listar imágenes de Docker</text:p>
      <text:p text:style-name="Standard">Docker image rm hello-world -&gt; borrar imagen</text:p>
      <text:p text:style-name="Standard">Docker run -d --name=hello-1 hello -&gt; cambiar el nombre</text:p>
      <text:p text:style-name="Standard"/>
      <text:p text:style-name="P1">docker stop odoo → iniciar odoo</text:p>
      <text:p text:style-name="P1">docker start -a odoo → terminar odoo</text:p>
      <text:p text:style-name="Standard"/>
      <text:p text:style-name="Standard">$ docker run -d -e POSTGRES_USER=odoo -e POSTGRES_PASSWORD=odoo -e POSTGRES_DB=postgres --name db postgres:15 -&gt; instalar PostgreSQL con usuario odoo y pass: odoo</text:p>
      <text:p text:style-name="Standard"/>
      <text:p text:style-name="Standard"/>
      <text:p text:style-name="Standard"/>
      <text:p text:style-name="Standard">$ docker run -p 8069:8069 --name odoo --link db:db -t odoo -&gt; para configurar odoo y enlace a postgresql</text:p>
      <text:p text:style-name="Standard"/>
      <text:p text:style-name="P2"><text:span text:style-name="T1">password maestra odoo: </text:span><text:span text:style-name="Strong_20_Emphasis"><text:span text:style-name="T2">6msm-s74m-2ts5</text:span></text:span></text:p>
      <text:p text:style-name="P2"/>
      <text:p text:style-name="P2"><text:span text:style-name="T3">vod27577@hotmail.com</text:span></text:p>
      <text:p text:style-name="P1">odoo</text:p>
      <text:p text:style-name="P1"/>
      <text:p text:style-name="P1"/>
      <text:p text:style-name="P3">docker run -d -v odoo-db:/var/lib/postgresql/data -e POSTGRES_USER=odoo -e POSTGRES_PASSWORD=odoo -e POSTGRES_DB=postgres --name db postgres:<text:span text:style-name="T4">latest</text:span> <text:span text:style-name="T4">instalar odoo y darle persistencia → crear odoo con persistencia</text:span></text:p>
      <text:p text:style-name="P3"/>
      <text:p text:style-name="P3">docker run -<text:span text:style-name="T4">v </text:span>odoo-db:/var/lib/postgresql/data -<text:span text:style-name="T4">d </text:span><text:s/>-p 8069:8069 --name odoo --link db:db -t odoo:<text:span text:style-name="T4">latest → instalar odoo llamando al volumen</text:span></text:p>
      <text:p text:style-name="P3"/>
      <text:p text:style-name="P3"/>
      <text:p text:style-name="P4">creamos odoo.conf</text:p>
      <text:p text:style-name="P4"/>
      <text:section text:style-name="Sect1" text:name="Sección1" text:protected="true">
        <text:section-source xlink:href="../../odoo/odoo.conf"/>
        <text:p text:style-name="Text_20_body"/>
      </text:section>
      <text:p text:style-name="P4"/>
      <text:p text:style-name="P4">Creamos 2 carpetas en documentos: una odoo_dev y dentro config_odoo y dev_addons, guardamos el archivo odoo.conf en odoo_dev</text:p>
      <text:p text:style-name="P5"/>
      <text:p text:style-name="P5">Docker run -v odoo-data:/var/lib/odoo -v /c/Users/Alumno/Documents/odoo_dev/config_odoo:/etc/odoo -v /c/Users/Alumno/Documents/odoo_dev/dev_addons:/mnt/extra-addons -d -p 8069:8069 --name odoo --link db:db -t odoo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system-ui" svg:font-family="system-ui, apple-system, 'Segoe UI', Roboto, 'Helvetica Neue', Arial, 'Noto Sans', 'Liberation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7T16:02:54.738000000</meta:creation-date>
    <dc:date>2024-10-17T15:49:05.259000000</dc:date>
    <meta:editing-duration>PT16M32S</meta:editing-duration>
    <meta:editing-cycles>5</meta:editing-cycles>
    <meta:generator>LibreOffice/24.8.0.3$Windows_X86_64 LibreOffice_project/0bdf1299c94fe897b119f97f3c613e9dca6be583</meta:generator>
    <meta:document-statistic meta:table-count="0" meta:image-count="0" meta:object-count="0" meta:page-count="1" meta:paragraph-count="17" meta:word-count="192" meta:character-count="1361" meta:non-whitespace-character-count="1194"/>
  </office:meta>
</office:document-meta>
</file>